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 style:master-page-name="Standard">
      <style:paragraph-properties style:page-number="auto"/>
    </style:style>
    <style:style style:name="T1" style:family="text">
      <style:text-properties fo:language="da" fo:country="DK"/>
    </style:style>
    <style:style style:name="T2" style:family="text">
      <style:text-properties style:font-name="Ari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style:font-name="Arial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e M. Schmoe &lt;joe@gmail.com&gt;</text:p>
      <text:p text:style-name="Plain_20_Text"><text:a xlink:type="simple" xlink:href="mailto:roger@bellsouth.net?subject=testing 1 2 3" text:style-name="Internet_20_link" text:visited-style-name="Visited_20_Internet_20_Link">roger@bellsouth.net</text:a><text:span text:style-name="T1"> (Roger Doger)</text:span></text:p>
      <text:p text:style-name="Plain_20_Text">ronald.mcdonald@hq.macdonalds.com (Some Guy In A Funny Suit)</text:p>
      <text:p text:style-name="Plain_20_Text">JohnDoe@protonmail.com <text:span text:style-name="T5">(none of your business)</text:span></text:p>
      <text:p text:style-name="Plain_20_Text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Joe M</dc:title>
    <meta:initial-creator>Dave Burton</meta:initial-creator>
    <meta:editing-cycles>4</meta:editing-cycles>
    <meta:creation-date>2020-02-07T08:04:00</meta:creation-date>
    <dc:date>2020-02-07T09:11:12.428000000</dc:date>
    <meta:editing-duration>PT2M53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19" meta:character-count="168" meta:non-whitespace-character-count="153"/>
    <meta:user-defined meta:name="AppVersion">12.0000</meta:user-defined>
    <meta:user-defined meta:name="Company">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